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424000001D8B20616CFE35B66A2.png" manifest:media-type="image/png"/>
  <manifest:file-entry manifest:full-path="Pictures/1002851D00008BA100003E1D2EA23CBD9B95EAC0.svg" manifest:media-type="image/svg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28pt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font-name="aakar" fo:font-size="28pt" fo:font-weight="bold" style:font-size-asian="18pt" style:font-weight-asian="bold" style:font-size-complex="18pt" style:font-weight-complex="bold"/>
    </style:style>
    <style:style style:name="P3" style:family="paragraph">
      <style:paragraph-properties fo:text-align="center"/>
    </style:style>
    <style:style style:name="T1" style:family="text">
      <style:text-properties style:font-name="aakar" fo:font-size="2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.497cm" svg:height="1.348cm" svg:x="0cm" svg:y="0.1cm">
          <draw:text-box>
            <text:p text:style-name="P1"><text:span text:style-name="T1">A</text:span><text:span text:style-name="T1">.</text:span></text:p>
          </draw:text-box>
        </draw:frame>
        <draw:frame draw:style-name="gr1" draw:text-style-name="P2" draw:layer="layout" svg:width="1.446cm" svg:height="1.348cm" svg:x="9.801cm" svg:y="0.1cm">
          <draw:text-box>
            <text:p text:style-name="P1"><text:span text:style-name="T1">B.</text:span></text:p>
          </draw:text-box>
        </draw:frame>
        <draw:frame draw:style-name="gr2" draw:text-style-name="P3" draw:layer="layout" svg:width="21.966cm" svg:height="9.77cm" svg:x="-0.666cm" svg:y="0.8cm">
          <draw:image xlink:href="Pictures/1002851D00008BA100003E1D2EA23CBD9B95EAC0.svg" xlink:type="simple" xlink:show="embed" xlink:actuate="onLoad" loext:mime-type="image/svg+xml">
            <text:p/>
          </draw:image>
          <draw:image xlink:href="Pictures/1000020100000424000001D8B20616CFE35B66A2.png" xlink:type="simple" xlink:show="embed" xlink:actuate="onLoad" loext:mime-type="image/png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akar" svg:font-family="aakar" style:font-adornments="Reg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.5cm" fo:page-height="10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9-11T22:13:29.947675008</meta:creation-date>
    <dc:date>2024-09-11T23:09:25.187479536</dc:date>
    <meta:editing-duration>PT45M43S</meta:editing-duration>
    <meta:editing-cycles>3</meta:editing-cycles>
    <meta:generator>LibreOffice/6.4.7.2$Linux_X86_64 LibreOffice_project/40$Build-2</meta:generator>
    <meta:document-statistic meta:object-count="3"/>
  </office:meta>
</office:document-meta>
</file>